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6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2.9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text-underline-style="solid" style:text-underline-width="auto" style:text-underline-color="font-color"/>
    </style:style>
    <style:style style:name="T7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text-underline-style="none" style:text-underline-color="font-color"/>
    </style:style>
    <style:style style:name="T8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Arial"/>
    </style:style>
    <style:style style:name="T9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標楷體"/>
    </style:style>
    <style:style style:name="T10" style:family="text">
      <style:text-properties style:font-name="標楷體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11" style:family="text">
      <style:text-properties style:font-name="標楷體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12" style:family="text">
      <style:text-properties style:font-name="標楷體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3" style:family="text">
      <style:text-properties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1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15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solid" style:text-underline-width="auto" style:text-underline-color="font-color"/>
    </style:style>
    <style:style style:name="T16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 style:font-name="標楷體"/>
    </style:style>
    <style:style style:name="T17" style:family="text">
      <style:text-properties style:font-name="Arial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1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number-columns-repeated="254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報<text:span text:style-name="T1">    </text:span><text:span text:style-name="T2">價</text:span><text:span text:style-name="T3">    </text:span><text:span text:style-name="T2">單</text:span>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2" table:number-columns-repeated="5"/>
          <table:table-cell table:style-name="ce4" office:value-type="string" calcext:value-type="string">
            <text:p>報價單號碼：</text:p>
          </table:table-cell>
          <table:table-cell table:style-name="ce2" table:number-columns-repeated="1018"/>
        </table:table-row>
        <table:table-row table:style-name="ro2">
          <table:table-cell table:style-name="ce3" office:value-type="string" calcext:value-type="string">
            <text:p>                    <text:span text:style-name="T4">台照</text:span>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蒙<text:span text:style-name="T5"> </text:span><text:span text:style-name="T6">　　　　</text:span><text:span text:style-name="T7">貴公司</text:span><text:span text:style-name="T6">　　</text:span><text:span text:style-name="T7">月</text:span><text:span text:style-name="T6">　　</text:span><text:span text:style-name="T7">日</text:span><text:span text:style-name="T8">      </text:span><text:span text:style-name="T9">□電話</text:span><text:span text:style-name="T8">       </text:span><text:span text:style-name="T9">□來函</text:span><text:span text:style-name="T8">     </text:span><text:span text:style-name="T9">□當面賜教，無任感祁</text:span></text:p>
          </table:table-cell>
          <table:table-cell table:style-name="ce2" table:number-columns-repeated="1023"/>
        </table:table-row>
        <table:table-row table:style-name="ro2">
          <table:table-cell table:style-name="ce4"/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，茲將敝公司部份產品的報價提供如後，以作<text:span text:style-name="T10">　　　　　　　</text:span><text:span text:style-name="T11">貴公司選擇參考之用。</text:span></text:p>
          </table:table-cell>
          <table:table-cell table:style-name="ce2" table:number-columns-repeated="1023"/>
        </table:table-row>
        <table:table-row table:style-name="ro2">
          <table:table-cell table:style-name="ce4"/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一、報價有效期限：<text:span text:style-name="T10">　　　</text:span><text:span text:style-name="T11">年</text:span><text:span text:style-name="T12">　　　</text:span><text:span text:style-name="T11">月</text:span><text:span text:style-name="T12">　　　</text:span><text:span text:style-name="T11">日以前</text:span></text:p>
          </table:table-cell>
          <table:table-cell table:style-name="ce2" table:number-columns-repeated="1023"/>
        </table:table-row>
        <table:table-row table:style-name="ro2">
          <table:table-cell table:style-name="ce4"/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二、報價項目：如下</text:p>
          </table:table-cell>
          <table:table-cell table:style-name="ce2"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5" office:value-type="string" calcext:value-type="string" table:number-columns-spanned="2" table:number-rows-spanned="1">
            <text:p>產品項目</text:p>
          </table:table-cell>
          <table:covered-table-cell table:style-name="ce6"/>
          <table:table-cell table:style-name="ce5" office:value-type="string" calcext:value-type="string">
            <text:p>規格說明</text:p>
          </table:table-cell>
          <table:table-cell table:style-name="ce5" office:value-type="string" calcext:value-type="string">
            <text:p>數量</text:p>
          </table:table-cell>
          <table:table-cell table:style-name="ce5" office:value-type="string" calcext:value-type="string">
            <text:p>單位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總價</text:p>
          </table:table-cell>
          <table:table-cell table:style-name="ce5" office:value-type="string" calcext:value-type="string">
            <text:p>備註</text:p>
          </table:table-cell>
          <table:table-cell table:style-name="ce2" table:number-columns-repeated="1016"/>
        </table:table-row>
        <table:table-row table:style-name="ro2"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style-name="ce6" table:formula="of:=[.D13]*[.F13]" office:value-type="float" office:value="0" calcext:value-type="float">
            <text:p>0</text:p>
          </table:table-cell>
          <table:table-cell table:style-name="ce6"/>
          <table:table-cell table:style-name="ce2" table:number-columns-repeated="1016"/>
        </table:table-row>
        <table:table-row table:style-name="ro2"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style-name="ce6" table:formula="of:=[.D14]*[.F14]" office:value-type="float" office:value="0" calcext:value-type="float">
            <text:p>0</text:p>
          </table:table-cell>
          <table:table-cell table:style-name="ce6"/>
          <table:table-cell table:style-name="ce2" table:number-columns-repeated="1016"/>
        </table:table-row>
        <table:table-row table:style-name="ro2"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style-name="ce6" table:formula="of:=[.D15]*[.F15]" office:value-type="float" office:value="0" calcext:value-type="float">
            <text:p>0</text:p>
          </table:table-cell>
          <table:table-cell table:style-name="ce6"/>
          <table:table-cell table:style-name="ce2" table:number-columns-repeated="1016"/>
        </table:table-row>
        <table:table-row table:style-name="ro2"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style-name="ce6" table:formula="of:=[.D16]*[.F16]" office:value-type="float" office:value="0" calcext:value-type="float">
            <text:p>0</text:p>
          </table:table-cell>
          <table:table-cell table:style-name="ce6"/>
          <table:table-cell table:style-name="ce2" table:number-columns-repeated="1016"/>
        </table:table-row>
        <table:table-row table:style-name="ro2"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style-name="ce6" table:formula="of:=[.D17]*[.F17]" office:value-type="float" office:value="0" calcext:value-type="float">
            <text:p>0</text:p>
          </table:table-cell>
          <table:table-cell table:style-name="ce6"/>
          <table:table-cell table:style-name="ce2" table:number-columns-repeated="1016"/>
        </table:table-row>
        <table:table-row table:style-name="ro2"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style-name="ce6" table:formula="of:=[.D18]*[.F18]" office:value-type="float" office:value="0" calcext:value-type="float">
            <text:p>0</text:p>
          </table:table-cell>
          <table:table-cell table:style-name="ce6"/>
          <table:table-cell table:style-name="ce2" table:number-columns-repeated="1016"/>
        </table:table-row>
        <table:table-row table:style-name="ro2">
          <table:table-cell table:style-name="ce5" office:value-type="string" calcext:value-type="string">
            <text:p>合計新台幣</text:p>
          </table:table-cell>
          <table:table-cell table:style-name="ce6" office:value-type="string" calcext:value-type="string" table:number-columns-spanned="7" table:number-rows-spanned="1">
            <text:p>                     <text:span text:style-name="T4">萬</text:span><text:span text:style-name="T18">      </text:span><text:span text:style-name="T14">仟</text:span><text:span text:style-name="T18">      </text:span><text:span text:style-name="T14">佰</text:span><text:span text:style-name="T18">      </text:span><text:span text:style-name="T14">拾</text:span><text:span text:style-name="T18">      </text:span><text:span text:style-name="T14">元整</text:span></text:p>
          </table:table-cell>
          <table:covered-table-cell table:number-columns-repeated="6" table:style-name="ce6"/>
          <table:table-cell table:style-name="ce2" table:number-columns-repeated="1016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4" office:value-type="string" calcext:value-type="string">
            <text:p>三、訂貨及交貨方式：<text:span text:style-name="T13">                                           </text:span></text:p>
          </table:table-cell>
          <table:table-cell table:style-name="ce2" table:number-columns-repeated="1023"/>
        </table:table-row>
        <table:table-row table:style-name="ro2">
          <table:table-cell table:style-name="ce4"/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四、付款條件：<text:span text:style-name="T13">                                                 </text:span></text:p>
          </table:table-cell>
          <table:table-cell table:style-name="ce2" table:number-columns-repeated="1023"/>
        </table:table-row>
        <table:table-row table:style-name="ro2">
          <table:table-cell table:style-name="ce4"/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五、附件：<text:span text:style-name="T5">   </text:span><text:span text:style-name="T14">□樣品</text:span><text:span text:style-name="T6">　　　　</text:span><text:span text:style-name="T7">件</text:span><text:span text:style-name="T8">   </text:span><text:span text:style-name="T9">□圖片</text:span><text:span text:style-name="T6">　　　　</text:span><text:span text:style-name="T7">件</text:span><text:span text:style-name="T8">     </text:span><text:span text:style-name="T9">□書面說明</text:span><text:span text:style-name="T15"> </text:span><text:span text:style-name="T16">　　　　</text:span><text:span text:style-name="T7">頁</text:span></text:p>
          </table:table-cell>
          <table:table-cell table:style-name="ce2" table:number-columns-repeated="1023"/>
        </table:table-row>
        <table:table-row table:style-name="ro2">
          <table:table-cell table:style-name="ce4"/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六、附註：</text:p>
          </table:table-cell>
          <table:table-cell table:style-name="ce2" table:number-columns-repeated="1023"/>
        </table:table-row>
        <table:table-row table:style-name="ro2">
          <table:table-cell table:style-name="ce4"/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報價單位：<text:span text:style-name="T13">                  </text:span><text:span text:style-name="T17">    </text:span><text:span text:style-name="T9">經辦人：</text:span><text:span text:style-name="T15">                  </text:span></text:p>
          </table:table-cell>
          <table:table-cell table:style-name="ce2"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7" office:value-type="string" calcext:value-type="string" table:number-columns-spanned="8" table:number-rows-spanned="1">
            <text:p>報價日期<text:span text:style-name="T5">      </text:span><text:span text:style-name="T14">年</text:span><text:span text:style-name="T18">      </text:span><text:span text:style-name="T14">月</text:span><text:span text:style-name="T18">      </text:span><text:span text:style-name="T14">日</text:span></text:p>
          </table:table-cell>
          <table:covered-table-cell table:number-columns-repeated="7" table:style-name="ce10"/>
          <table:table-cell table:style-name="ce2" table:number-columns-repeated="1016"/>
        </table:table-row>
        <table:table-row table:style-name="ro2">
          <table:table-cell table:style-name="ce2" table:number-columns-repeated="1024"/>
        </table:table-row>
        <table:table-row table:style-name="ro3" table:number-rows-repeated="18">
          <table:table-cell table:style-name="ce2" table:number-columns-repeated="1024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46:23</meta:creation-date>
    <dc:creator>QQ</dc:creator>
    <dc:date>2004-03-21T18:10:12</dc:date>
    <meta:print-date>2004-03-21T18:10:01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